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officeooo:rsid="0137a4ab" officeooo:paragraph-rsid="0137a4ab"/>
    </style:style>
    <style:style style:name="P2" style:family="paragraph" style:parent-style-name="Preformatted_20_Text">
      <style:text-properties fo:font-size="10pt" fo:font-weight="normal" officeooo:rsid="015231bc" officeooo:paragraph-rsid="015231bc" style:font-size-asian="8.75pt" style:font-weight-asian="normal" style:font-size-complex="10pt" style:font-weight-complex="normal"/>
    </style:style>
    <style:style style:name="P3" style:family="paragraph" style:parent-style-name="Preformatted_20_Text">
      <style:text-properties fo:font-size="10pt" fo:font-weight="normal" officeooo:rsid="015231bc" officeooo:paragraph-rsid="015ce374" style:font-size-asian="8.75pt" style:font-weight-asian="normal" style:font-size-complex="10pt" style:font-weight-complex="normal"/>
    </style:style>
    <style:style style:name="P4" style:family="paragraph" style:parent-style-name="Preformatted_20_Text">
      <style:text-properties officeooo:rsid="013c4ccc" officeooo:paragraph-rsid="0137a4ab"/>
    </style:style>
    <style:style style:name="P5" style:family="paragraph" style:parent-style-name="Preformatted_20_Text">
      <style:text-properties fo:font-size="15pt" fo:font-weight="bold" officeooo:rsid="0137a4ab" officeooo:paragraph-rsid="0137a4ab" style:font-size-asian="15pt" style:font-weight-asian="bold" style:font-size-complex="15pt" style:font-weight-complex="bold"/>
    </style:style>
    <style:style style:name="P6" style:family="paragraph" style:parent-style-name="Preformatted_20_Text">
      <style:text-properties fo:font-size="15pt" fo:font-weight="bold" officeooo:rsid="013c4ccc" officeooo:paragraph-rsid="0137a4ab" style:font-size-asian="15pt" style:font-weight-asian="bold" style:font-size-complex="15pt" style:font-weight-complex="bold"/>
    </style:style>
    <style:style style:name="P7" style:family="paragraph" style:parent-style-name="Preformatted_20_Text">
      <style:text-properties officeooo:paragraph-rsid="015ce374"/>
    </style:style>
    <style:style style:name="P8" style:family="paragraph" style:parent-style-name="Preformatted_20_Text">
      <style:text-properties fo:font-size="15pt" fo:font-weight="bold" officeooo:rsid="015b9d87" officeooo:paragraph-rsid="015b9d87" style:font-size-asian="15pt" style:font-weight-asian="bold" style:font-size-complex="15pt" style:font-weight-complex="bold"/>
    </style:style>
    <style:style style:name="P9" style:family="paragraph" style:parent-style-name="Preformatted_20_Text">
      <style:text-properties fo:font-size="15pt" fo:font-weight="bold" officeooo:rsid="0137a4ab" officeooo:paragraph-rsid="015dfbd0" style:font-size-asian="15pt" style:font-weight-asian="bold" style:font-size-complex="15pt" style:font-weight-complex="bold"/>
    </style:style>
    <style:style style:name="P10" style:family="paragraph" style:parent-style-name="Preformatted_20_Text">
      <style:text-properties fo:font-size="15pt" fo:font-weight="bold" officeooo:rsid="013c4ccc" officeooo:paragraph-rsid="015dfbd0" style:font-size-asian="15pt" style:font-weight-asian="bold" style:font-size-complex="15pt" style:font-weight-complex="bold"/>
    </style:style>
    <style:style style:name="P11" style:family="paragraph" style:parent-style-name="Preformatted_20_Text">
      <style:text-properties officeooo:rsid="0137a4ab" officeooo:paragraph-rsid="015dfbd0"/>
    </style:style>
    <style:style style:name="P12" style:family="paragraph" style:parent-style-name="Preformatted_20_Text">
      <style:text-properties officeooo:rsid="0137a4ab" officeooo:paragraph-rsid="01612c5d"/>
    </style:style>
    <style:style style:name="P13" style:family="paragraph" style:parent-style-name="Preformatted_20_Text">
      <style:text-properties fo:font-size="10pt" fo:font-weight="normal" officeooo:rsid="015231bc" officeooo:paragraph-rsid="015dfbd0" style:font-size-asian="8.75pt" style:font-weight-asian="normal" style:font-size-complex="10pt" style:font-weight-complex="normal"/>
    </style:style>
    <style:style style:name="P14" style:family="paragraph" style:parent-style-name="Preformatted_20_Text">
      <style:text-properties fo:font-size="10pt" fo:font-weight="normal" officeooo:rsid="015231bc" officeooo:paragraph-rsid="01612c5d" style:font-size-asian="8.75pt" style:font-weight-asian="normal" style:font-size-complex="10pt" style:font-weight-complex="normal"/>
    </style:style>
    <style:style style:name="P15" style:family="paragraph" style:parent-style-name="Preformatted_20_Text">
      <style:text-properties fo:font-size="10pt" fo:font-weight="normal" officeooo:rsid="014116b1" officeooo:paragraph-rsid="015dfbd0" style:font-size-asian="8.75pt" style:font-weight-asian="normal" style:font-size-complex="10pt" style:font-weight-complex="normal"/>
    </style:style>
    <style:style style:name="P16" style:family="paragraph" style:parent-style-name="Preformatted_20_Text">
      <style:text-properties fo:font-size="10pt" fo:font-weight="normal" officeooo:rsid="0141f52f" officeooo:paragraph-rsid="015dfbd0" style:font-size-asian="8.75pt" style:font-weight-asian="normal" style:font-size-complex="10pt" style:font-weight-complex="normal"/>
    </style:style>
    <style:style style:name="P17" style:family="paragraph" style:parent-style-name="Preformatted_20_Text">
      <style:text-properties fo:font-size="10pt" fo:font-weight="normal" officeooo:rsid="014e707f" officeooo:paragraph-rsid="015dfbd0" style:font-size-asian="8.75pt" style:font-weight-asian="normal" style:font-size-complex="10pt" style:font-weight-complex="normal"/>
    </style:style>
    <style:style style:name="P18" style:family="paragraph" style:parent-style-name="Preformatted_20_Text">
      <style:text-properties fo:font-size="10pt" fo:font-weight="normal" officeooo:rsid="014e707f" officeooo:paragraph-rsid="01612c5d" style:font-size-asian="8.75pt" style:font-weight-asian="normal" style:font-size-complex="10pt" style:font-weight-complex="normal"/>
    </style:style>
    <style:style style:name="P19" style:family="paragraph" style:parent-style-name="Preformatted_20_Text">
      <style:text-properties fo:font-size="10pt" fo:font-weight="normal" officeooo:rsid="0154adfe" officeooo:paragraph-rsid="015dfbd0" style:font-size-asian="8.75pt" style:font-weight-asian="normal" style:font-size-complex="10pt" style:font-weight-complex="normal"/>
    </style:style>
    <style:style style:name="P20" style:family="paragraph" style:parent-style-name="Preformatted_20_Text">
      <style:text-properties fo:font-size="10pt" fo:font-weight="normal" officeooo:rsid="0154adfe" officeooo:paragraph-rsid="01612c5d" style:font-size-asian="8.75pt" style:font-weight-asian="normal" style:font-size-complex="10pt" style:font-weight-complex="normal"/>
    </style:style>
    <style:style style:name="P21" style:family="paragraph" style:parent-style-name="Preformatted_20_Text">
      <style:text-properties fo:font-size="10pt" fo:font-weight="normal" officeooo:rsid="0137a4ab" officeooo:paragraph-rsid="01612c5d" style:font-size-asian="8.75pt" style:font-weight-asian="normal" style:font-size-complex="10pt" style:font-weight-complex="normal"/>
    </style:style>
    <style:style style:name="P22" style:family="paragraph" style:parent-style-name="Preformatted_20_Text">
      <style:text-properties officeooo:rsid="013c4ccc" officeooo:paragraph-rsid="015dfbd0"/>
    </style:style>
    <style:style style:name="P23" style:family="paragraph" style:parent-style-name="Preformatted_20_Text">
      <style:text-properties officeooo:rsid="0154adfe" officeooo:paragraph-rsid="015dfbd0"/>
    </style:style>
    <style:style style:name="P24" style:family="paragraph" style:parent-style-name="Preformatted_20_Text">
      <style:text-properties officeooo:paragraph-rsid="015dfbd0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5pt" fo:font-weight="bold" officeooo:rsid="013d9301" style:font-size-asian="15pt" style:font-weight-asian="bold" style:font-size-complex="15pt" style:font-weight-complex="bold"/>
    </style:style>
    <style:style style:name="T3" style:family="text">
      <style:text-properties fo:font-size="15pt" fo:font-weight="bold" officeooo:rsid="01612c5d" style:font-size-asian="15pt" style:font-weight-asian="bold" style:font-size-complex="15pt" style:font-weight-complex="bold"/>
    </style:style>
    <style:style style:name="T4" style:family="text">
      <style:text-properties fo:font-size="15pt" fo:font-weight="bold" officeooo:rsid="0164271f" style:font-size-asian="15pt" style:font-weight-asian="bold" style:font-size-complex="15pt" style:font-weight-complex="bold"/>
    </style:style>
    <style:style style:name="T5" style:family="text">
      <style:text-properties officeooo:rsid="013d9301"/>
    </style:style>
    <style:style style:name="T6" style:family="text">
      <style:text-properties fo:font-size="10pt" fo:font-weight="normal" style:font-size-asian="8.75pt" style:font-weight-asian="normal" style:font-size-complex="10pt" style:font-weight-complex="normal"/>
    </style:style>
    <style:style style:name="T7" style:family="text">
      <style:text-properties fo:font-size="10pt" fo:font-weight="normal" officeooo:rsid="015231bc" style:font-size-asian="8.75pt" style:font-weight-asian="normal" style:font-size-complex="10pt" style:font-weight-complex="normal"/>
    </style:style>
    <style:style style:name="T8" style:family="text">
      <style:text-properties fo:font-size="10pt" fo:font-weight="normal" officeooo:rsid="015608e1" style:font-size-asian="8.75pt" style:font-weight-asian="normal" style:font-size-complex="10pt" style:font-weight-complex="normal"/>
    </style:style>
    <style:style style:name="T9" style:family="text">
      <style:text-properties fo:font-size="10pt" fo:font-weight="normal" officeooo:rsid="015ce374" style:font-size-asian="8.75pt" style:font-weight-asian="normal" style:font-size-complex="10pt" style:font-weight-complex="normal"/>
    </style:style>
    <style:style style:name="T10" style:family="text">
      <style:text-properties fo:font-size="10pt" fo:font-weight="normal" officeooo:rsid="014287af" style:font-size-asian="8.75pt" style:font-weight-asian="normal" style:font-size-complex="10pt" style:font-weight-complex="normal"/>
    </style:style>
    <style:style style:name="T11" style:family="text">
      <style:text-properties officeooo:rsid="015231bc"/>
    </style:style>
    <style:style style:name="T12" style:family="text">
      <style:text-properties officeooo:rsid="015608e1"/>
    </style:style>
    <style:style style:name="T13" style:family="text">
      <style:text-properties officeooo:rsid="015b9d87"/>
    </style:style>
    <style:style style:name="T14" style:family="text">
      <style:text-properties officeooo:rsid="015ce374"/>
    </style:style>
    <style:style style:name="T15" style:family="text">
      <style:text-properties officeooo:rsid="014116b1"/>
    </style:style>
    <style:style style:name="T16" style:family="text">
      <style:text-properties officeooo:rsid="014287af"/>
    </style:style>
    <style:style style:name="T17" style:family="text">
      <style:text-properties officeooo:rsid="015fbf67"/>
    </style:style>
    <style:style style:name="T18" style:family="text">
      <style:text-properties officeooo:rsid="01612c5d"/>
    </style:style>
    <style:style style:name="T19" style:family="text">
      <style:text-properties fo:font-weight="bold" officeooo:rsid="013d9301" style:font-weight-asian="bold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// <text:span text:style-name="T15">Installation</text:span></text:p>
      <text:p text:style-name="P15">// <text:span text:style-name="T16">For turtlebot3</text:span></text:p>
      <text:p text:style-name="P15">$ cd <text:span text:style-name="T17">rosjava/catkin_ws_rosjava</text:span>/src</text:p>
      <text:p text:style-name="P15">$ git clone https://github.com/ROBOTIS-GIT/turtlebot3_simulations.git</text:p>
      <text:p text:style-name="P15">$ git clone https://github.com/ROBOTIS-GIT/turtlebot3_msgs.git</text:p>
      <text:p text:style-name="P15">$ git clone https://github.com/ROBOTIS-GIT/turtlebot3.git</text:p>
      <text:p text:style-name="P16">$ cd ..</text:p>
      <text:p text:style-name="P16">$ catkin_make</text:p>
      <text:p text:style-name="P16">// Inside catkin_ws/src you should see 3 folders, <text:span text:style-name="T15">turtlebot3, turtlebot3_</text:span>msgs, </text:p>
      <text:p text:style-name="P16">// and <text:span text:style-name="T15">turtlebot3_</text:span>simulations</text:p>
      <text:p text:style-name="P16"/>
      <text:p text:style-name="P16">// <text:span text:style-name="T16">For Gazebo</text:span></text:p>
      <text:p text:style-name="P24"><text:span text:style-name="T10">$ </text:span><text:span text:style-name="Source_20_Text">sudo apt-get install ros-kinetic-gazebo-ros-pkgs ros-kinetic-gazebo-ros-control</text:span></text:p>
      <text:p text:style-name="P16"/>
      <text:p text:style-name="P9">// First terminal</text:p>
      <text:p text:style-name="P11">$ roscore</text:p>
      <text:p text:style-name="P22"/>
      <text:p text:style-name="P10">// <text:span text:style-name="T5">Second terminal</text:span></text:p>
      <text:p text:style-name="P23">$ export TURTLEBOT3_MODEL=<text:span text:style-name="Source_20_Text"><text:span text:style-name="T7">%{TB3_MODEL}</text:span></text:span></text:p>
      <text:p text:style-name="P23"><text:span text:style-name="Source_20_Text"><text:span text:style-name="T7">// </text:span></text:span><text:span text:style-name="Source_20_Text"><text:span text:style-name="T6">Replace %</text:span></text:span><text:span text:style-name="Source_20_Text"><text:span text:style-name="T7">{TB3_MODEL} </text:span></text:span><text:span text:style-name="Source_20_Text"><text:span text:style-name="T6">with either burger, waffle, or waffle_pi</text:span></text:span></text:p>
      <text:p text:style-name="P23"><text:span text:style-name="Source_20_Text"><text:span text:style-name="T6">$ </text:span></text:span><text:span text:style-name="Source_20_Text"><text:span text:style-name="T8">roslaunch turtlebot3_gazebo turtlebot3_empty_world.launch</text:span></text:span></text:p>
      <text:p text:style-name="P11">// <text:span text:style-name="T12">You should see a turtlebot on the ground plane in gazebo</text:span></text:p>
      <text:p text:style-name="P14"/>
      <text:p text:style-name="P12"><text:span text:style-name="T1">// </text:span><text:span text:style-name="T4">Third</text:span><text:span text:style-name="T2"> terminal</text:span></text:p>
      <text:p text:style-name="P18">$ <text:span text:style-name="Source_20_Text"><text:span text:style-name="T11">export TURTLEBOT3_MODEL=%{TB3_MODEL}</text:span></text:span></text:p>
      <text:p text:style-name="P20"><text:span text:style-name="Source_20_Text"><text:span text:style-name="T11">// Replace %{TB3_MODEL} with either burger, waffle, or waffle_pi</text:span></text:span></text:p>
      <text:p text:style-name="P14">$ roslaunch turtlebot3_teleop turtlebot3_teleop_key.launch</text:p>
      <text:p text:style-name="P14">// <text:span text:style-name="T12">You should now be able to control your turtlebot using keyboar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SG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05T17:20:15.674384479</meta:creation-date>
    <dc:date>2020-07-06T12:42:56.532558828</dc:date>
    <meta:editing-duration>PT11H8M20S</meta:editing-duration>
    <meta:editing-cycles>293</meta:editing-cycles>
    <meta:generator>LibreOffice/5.1.6.2$Linux_X86_64 LibreOffice_project/10m0$Build-2</meta:generator>
    <meta:document-statistic meta:table-count="0" meta:image-count="0" meta:object-count="0" meta:page-count="1" meta:paragraph-count="24" meta:word-count="114" meta:character-count="983" meta:non-whitespace-character-count="892"/>
  </office:meta>
</office:document-meta>
</file>